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Cambria1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 style:list-style-name="L1">
      <style:paragraph-properties fo:margin-top="0.18cm" fo:margin-bottom="0cm">
        <style:tab-stops>
          <style:tab-stop style:position="0.436cm"/>
        </style:tab-stops>
      </style:paragraph-properties>
      <style:text-properties style:font-name="Cambria" fo:font-size="10pt" style:font-size-asian="10pt" style:font-size-complex="10pt"/>
    </style:style>
    <style:style style:name="P4" style:family="paragraph" style:parent-style-name="Text_20_body" style:list-style-name="L1">
      <style:paragraph-properties fo:margin-top="0.18cm" fo:margin-bottom="0cm">
        <style:tab-stops>
          <style:tab-stop style:position="2.101cm"/>
        </style:tab-stops>
      </style:paragraph-properties>
      <style:text-properties style:font-name="Cambria" fo:font-size="10pt" style:font-size-asian="10pt" style:font-size-complex="10pt"/>
    </style:style>
    <style:style style:name="P5" style:family="paragraph" style:parent-style-name="Text_20_body" style:list-style-name="L1">
      <style:paragraph-properties fo:margin-top="0.18cm" fo:margin-bottom="0cm">
        <style:tab-stops>
          <style:tab-stop style:position="1.856cm"/>
        </style:tab-stops>
      </style:paragraph-properties>
      <style:text-properties style:font-name="Cambria" fo:font-size="10pt" style:font-size-asian="10pt" style:font-size-complex="10pt"/>
    </style:style>
    <style:style style:name="P6" style:family="paragraph" style:parent-style-name="Text_20_body" style:list-style-name="L2">
      <style:paragraph-properties fo:margin-top="0.18cm" fo:margin-bottom="0cm"/>
      <style:text-properties style:font-name="Cambria" fo:font-size="10pt" fo:font-style="italic" style:font-size-asian="10pt" style:font-style-asian="italic" style:font-size-complex="10pt" style:font-style-complex="italic"/>
    </style:style>
    <style:style style:name="P7" style:family="paragraph" style:parent-style-name="Text_20_body" style:list-style-name="L2">
      <style:paragraph-properties fo:margin-top="0.18cm" fo:margin-bottom="0cm"/>
    </style:style>
    <style:style style:name="P8" style:family="paragraph" style:parent-style-name="Text_20_body" style:list-style-name="L2">
      <style:paragraph-properties fo:margin-top="0.18cm" fo:margin-bottom="0cm">
        <style:tab-stops/>
      </style:paragraph-properties>
      <style:text-properties style:font-name="Cambria"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 style:list-style-name="L2">
      <style:paragraph-properties fo:margin-top="0.18cm" fo:margin-bottom="0cm"/>
      <style:text-properties style:font-name="Cambr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 style:list-style-name="L2">
      <style:paragraph-properties fo:margin-top="0.18cm" fo:margin-bottom="0cm"/>
      <style:text-properties style:font-name="Cambria" fo:font-size="10pt" style:font-size-asian="10pt" style:font-size-complex="10pt"/>
    </style:style>
    <style:style style:name="P11" style:family="paragraph" style:parent-style-name="Text_20_body" style:list-style-name="L2">
      <style:paragraph-properties fo:margin-top="0.18cm" fo:margin-bottom="0cm">
        <style:tab-stops/>
      </style:paragraph-properties>
      <style:text-properties style:font-name="Cambria" fo:font-size="10pt" style:font-size-asian="10pt" style:font-size-complex="10pt"/>
    </style:style>
    <style:style style:name="P12" style:family="paragraph" style:parent-style-name="Text_20_body" style:list-style-name="L1">
      <style:paragraph-properties fo:margin-top="0.18cm" fo:margin-bottom="0cm">
        <style:tab-stops>
          <style:tab-stop style:position="0.436cm"/>
        </style:tab-stops>
      </style:paragraph-properties>
      <style:text-properties style:font-name="Cambria" fo:font-size="10pt" style:font-size-asian="10pt" style:font-size-complex="10pt"/>
    </style:style>
    <style:style style:name="P13" style:family="paragraph" style:parent-style-name="Text_20_body" style:list-style-name="L1">
      <style:paragraph-properties fo:margin-top="0.18cm" fo:margin-bottom="0cm">
        <style:tab-stops>
          <style:tab-stop style:position="0.436cm"/>
          <style:tab-stop style:position="1.147cm"/>
        </style:tab-stops>
      </style:paragraph-properties>
      <style:text-properties style:font-name="Cambria" fo:font-size="10pt" style:font-size-asian="10pt" style:font-size-complex="10pt"/>
    </style:style>
    <style:style style:name="P14" style:family="paragraph" style:parent-style-name="Text_20_body" style:list-style-name="L1">
      <style:paragraph-properties fo:margin-top="0.18cm" fo:margin-bottom="0cm">
        <style:tab-stops>
          <style:tab-stop style:position="0.935cm"/>
        </style:tab-stops>
      </style:paragraph-properties>
      <style:text-properties style:font-name="Cambria" fo:font-size="10pt" style:font-size-asian="10pt" style:font-size-complex="10pt"/>
    </style:style>
    <style:style style:name="P15" style:family="paragraph" style:parent-style-name="Text_20_body" style:list-style-name="L1">
      <style:paragraph-properties fo:margin-top="0.18cm" fo:margin-bottom="0cm">
        <style:tab-stops>
          <style:tab-stop style:position="0.436cm"/>
          <style:tab-stop style:position="1.147cm"/>
        </style:tab-stops>
      </style:paragraph-properties>
      <style:text-properties style:font-name="Cambria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 style:list-style-name="L3">
      <style:paragraph-properties fo:margin-top="0.18cm" fo:margin-bottom="0cm">
        <style:tab-stops>
          <style:tab-stop style:position="0.436cm"/>
        </style:tab-stops>
      </style:paragraph-properties>
    </style:style>
    <style:style style:name="P17" style:family="paragraph" style:parent-style-name="Text_20_body" style:list-style-name="L1">
      <style:paragraph-properties fo:margin-top="0.18cm" fo:margin-bottom="0cm">
        <style:tab-stops>
          <style:tab-stop style:position="0.436cm"/>
          <style:tab-stop style:position="1.147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 style:list-style-name="L1">
      <style:paragraph-properties fo:margin-top="0.18cm" fo:margin-bottom="0cm">
        <style:tab-stops>
          <style:tab-stop style:position="0.436cm"/>
          <style:tab-stop style:position="1.147cm"/>
        </style:tab-stops>
      </style:paragraph-properties>
      <style:text-properties style:font-name="Candara" fo:font-size="10pt" style:font-size-asian="10pt" style:font-size-complex="10pt"/>
    </style:style>
    <style:style style:name="P19" style:family="paragraph" style:parent-style-name="Text_20_body" style:list-style-name="L1">
      <style:paragraph-properties fo:margin-top="0.18cm" fo:margin-bottom="0cm">
        <style:tab-stops>
          <style:tab-stop style:position="1.164cm"/>
          <style:tab-stop style:position="1.305cm"/>
        </style:tab-stops>
      </style:paragraph-properties>
      <style:text-properties style:font-name="Candara" fo:font-size="10pt" style:font-size-asian="10pt" style:font-size-complex="10pt"/>
    </style:style>
    <style:style style:name="P20" style:family="paragraph" style:parent-style-name="Text_20_body" style:list-style-name="L2">
      <style:paragraph-properties fo:margin-top="0cm" fo:margin-bottom="0cm"/>
      <style:text-properties style:font-name="Cambria" fo:font-size="10pt" style:font-size-asian="10pt" style:font-size-complex="10pt"/>
    </style:style>
    <style:style style:name="P21" style:family="paragraph" style:parent-style-name="Text_20_body" style:list-style-name="L2">
      <style:paragraph-properties fo:margin-top="0cm" fo:margin-bottom="0cm"/>
      <style:text-properties style:font-name="Candara" fo:font-size="10pt" style:font-size-asian="10pt" style:font-size-complex="10pt"/>
    </style:style>
    <style:style style:name="P22" style:family="paragraph" style:parent-style-name="Text_20_body" style:list-style-name="L2">
      <style:paragraph-properties fo:margin-top="0cm" fo:margin-bottom="0cm"/>
      <style:text-properties style:font-name="Cambria" fo:font-size="10pt" style:font-size-asian="10pt" style:font-size-complex="10pt"/>
    </style:style>
    <style:style style:name="P23" style:family="paragraph" style:parent-style-name="Text_20_body" style:list-style-name="L2">
      <style:paragraph-properties fo:margin-top="0cm" fo:margin-bottom="0cm" fo:break-before="column"/>
      <style:text-properties style:font-name="Cambria"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ambria"/>
    </style:style>
    <style:style style:name="T4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ndara"/>
    </style:style>
    <style:style style:name="T11" style:family="text">
      <style:text-properties style:font-style-asian="italic"/>
    </style:style>
    <style:style style:name="T12" style:family="text">
      <style:text-properties style:font-style-complex="italic"/>
    </style:style>
    <style:style style:name="T13" style:family="text">
      <style:text-properties style:font-size-asian="10pt"/>
    </style:style>
    <style:style style:name="T14" style:family="text">
      <style:text-properties style:font-size-complex="10pt"/>
    </style:style>
    <style:style style:name="T15" style:family="text">
      <style:text-properties style:font-name="Cambria"/>
    </style:style>
    <style:style style:name="T16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Cambria" style:font-name-asian="Cambria" style:font-name-complex="Cambria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Candara"/>
    </style:style>
    <style:style style:name="T20" style:family="text">
      <style:text-properties style:font-name="Candara" style:font-name-asian="Candara" style:font-name-complex="Candara"/>
    </style:style>
    <style:style style:name="T21" style:family="text">
      <style:text-properties style:font-name="Candara" fo:font-style="italic" style:font-style-asian="italic" style:font-style-complex="italic"/>
    </style:style>
    <style:style style:name="T22" style:family="text">
      <style:text-properties style:font-name="Candara" fo:font-style="normal" style:font-style-asian="normal" style:font-style-complex="normal"/>
    </style:style>
    <style:style style:name="T23" style:family="text">
      <style:text-properties style:font-name="Candara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-asian="Candara" style:font-name-complex="Candara"/>
    </style:style>
    <style:style style:name="T25" style:family="text">
      <style:text-properties style:font-name-asian="Cambria" style:font-name-complex="Cambria"/>
    </style:style>
    <style:style style:name="Sect1" style:family="section">
      <style:section-properties text:dont-balance-text-columns="false" style:editable="false">
        <style:columns fo:column-count="3" fo:column-gap="0.198cm">
          <style:column style:rel-width="3193*" fo:start-indent="0cm" fo:end-indent="0.099cm"/>
          <style:column style:rel-width="3250*" fo:start-indent="0.099cm" fo:end-indent="0.099cm"/>
          <style:column style:rel-width="3194*" fo:start-indent="0.0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Hausaufgabe zur Syntax und Semantik der BSL</text:p>
      <text:p text:style-name="Text_20_body"/>
      <text:list xml:id="list32186902" text:style-name="L2">
        <text:list-item>
          <text:p text:style-name="P7"><text:span text:style-name="T4">Wieso sind die folgenden Texte syntaktisch korrekte Programme?</text:span></text:p>
        </text:list-item>
      </text:list>
      <text:section text:style-name="Sect1" text:name="Bereich1">
        <text:list xml:id="list34297529" text:continue-numbering="true" text:style-name="L2">
          <text:list-item>
            <text:list>
              <text:list-item>
                <text:p text:style-name="P20"><text:span text:style-name="T10">x</text:span> </text:p>
              </text:list-item>
              <text:list-item>
                <text:p text:style-name="P23"><text:span text:style-name="T10">(+ 1 y)</text:span> </text:p>
              </text:list-item>
              <text:list-item>
                <text:p text:style-name="P23"><text:span text:style-name="T10">(define (f x) (+ 3 z))<text:line-break/>(g y)</text:span> </text:p>
              </text:list-item>
            </text:list>
          </text:list-item>
        </text:list>
      </text:section>
      <text:list xml:id="list34298632" text:continue-numbering="true" text:style-name="L2">
        <text:list-header>
          <text:p text:style-name="P9">Wieso sind die folgenden Texte syntaktisch nicht korrekt?</text:p>
        </text:list-header>
      </text:list>
      <text:section text:style-name="Sect1" text:name="Bereich2">
        <text:list xml:id="list34285829" text:continue-numbering="true" text:style-name="L2">
          <text:list-item>
            <text:list>
              <text:list-item>
                <text:p text:style-name="P20"><text:span text:style-name="T10">(f)</text:span> </text:p>
              </text:list-item>
              <text:list-item>
                <text:p text:style-name="P20"><text:span text:style-name="T10">(cond)</text:span> </text:p>
              </text:list-item>
            </text:list>
          </text:list-item>
        </text:list>
      </text:section>
      <text:list xml:id="list34304126" text:continue-numbering="true" text:style-name="L2">
        <text:list-header>
          <text:p text:style-name="P10"><text:span text:style-name="T7">Welche der folgenden Texte sind syntaktisch korrekt?</text:span></text:p>
        </text:list-header>
      </text:list>
      <text:section text:style-name="Sect1" text:name="Bereich3">
        <text:list xml:id="list34307893" text:continue-numbering="true" text:style-name="L2">
          <text:list-item>
            <text:list>
              <text:list-item>
                <text:p text:style-name="P20"><text:span text:style-name="T10">(+ 1 (not x))</text:span> </text:p>
              </text:list-item>
              <text:list-item>
                <text:p text:style-name="P20"><text:span text:style-name="T10">(cond [true 1 2])</text:span> </text:p>
              </text:list-item>
              <text:list-item>
                <text:p text:style-name="P20"><text:span text:style-name="T22">(and 1 2 3)</text:span><text:span text:style-name="T7"> </text:span></text:p>
              </text:list-item>
            </text:list>
          </text:list-item>
        </text:list>
      </text:section>
      <text:list xml:id="list34305884" text:continue-numbering="true" text:style-name="L2">
        <text:list-header>
          <text:p text:style-name="P8"><text:span text:style-name="T9">Tipp:</text:span><text:span text:style-name="T7"> Benutzen Sie die Grammatik aus dem Skript, Abschnitt 8.3. Zeichnen sie Ableitungsbäume, oder beschreiben Sie, wieso es keinen Ableitungsbaum geben kann.</text:span></text:p>
        </text:list-header>
        <text:list-item>
          <text:p text:style-name="P11"><text:span text:style-name="T7">Schreiben Sie Schritt für Schritt auf, wie die folgenden Programm reduziert werden.</text:span><text:span text:style-name="T18"> </text:span></text:p>
        </text:list-item>
      </text:list>
      <text:section text:style-name="Sect1" text:name="Bereich4">
        <text:list xml:id="list32173989" text:style-name="L1">
          <text:list-item>
            <text:list>
              <text:list-item>
                <text:p text:style-name="P3"><text:span text:style-name="T22">(+ 3 5)</text:span> </text:p>
              </text:list-item>
              <text:list-item>
                <text:p text:style-name="P3"><text:span text:style-name="T10">(+ (1 2) 5)</text:span> </text:p>
              </text:list-item>
              <text:list-item>
                <text:p text:style-name="P14"><text:span text:style-name="T10">(cond<text:tab/>[(= 1 2) (+ 1 1)]<text:line-break/><text:tab/>[else (+ 2 2)])</text:span> </text:p>
              </text:list-item>
            </text:list>
          </text:list-item>
        </text:list>
      </text:section>
      <text:list xml:id="list34301683" text:continue-numbering="true" text:style-name="L1">
        <text:list-item>
          <text:list>
            <text:list-item>
              <text:p text:style-name="P18">; A Length is a positive Number<text:line-break/>; interp. a distance in space</text:p>
              <text:p text:style-name="P18">; An Area is a positive Number<text:line-break/>; interp. the size of an area</text:p>
              <text:p text:style-name="P18">(define-struct square<text:line-break/> <text:s text:c="3"/>(side))</text:p>
              <text:p text:style-name="P18">(define-struct circle<text:line-break/> <text:s text:c="3"/>(radius))</text:p>
              <text:p text:style-name="P18">; A Square is a structure: (make-square Length)<text:line-break/>; interp. a square with the given side length</text:p>
              <text:p text:style-name="P18">; A Circle is a structure: (make-circle Length)<text:line-break/>; interp. a circle with the given radius</text:p>
              <text:p text:style-name="P18">; A Shape is one of<text:line-break/>; <text:s text:c="2"/>- Square<text:line-break/>; <text:s text:c="2"/>- Circle</text:p>
              <text:p text:style-name="P19">; Shape -&gt; Area<text:line-break/>; compute a shape's area<text:line-break/>(define (area shape)<text:line-break/> <text:s text:c="2"/>(cond<text:tab/>[<text:tab/>(square? shape)<text:line-break/><text:tab/><text:tab/>(sqr (square-side shape))]<text:line-break/><text:tab/>[<text:tab/>(circle? shape)<text:line-break/><text:tab/><text:tab/>(<text:span text:style-name="T25">∗</text:span> 2 pi (sqr (circle-radius shape)))]))</text:p>
              <text:p text:style-name="P13"><text:span text:style-name="T10">(area (make-circle 1))</text:span> </text:p>
            </text:list-item>
          </text:list>
          <text:p text:style-name="P13"><text:span text:style-name="T8">Tipp:</text:span><text:span text:style-name="T7"> Benutzen Sie die Auswertungsregeln aus dem Skript, Abschnitte 8.6, 8.8 und 8.9 . Schreiben Sie zu jedem Reduktionsschritt dazu, welche Regel verwendet wird. Markieren Sie die Auswertungsposition.</text:span></text:p>
        </text:list-item>
      </text:list>
      <text:list xml:id="list32471898" text:style-name="L3">
        <text:list-item>
          <text:p text:style-name="P16"><text:span text:style-name="T4">Sind die folgenden Werte im Datenuniversum des Programms aus Auf</text:span><text:span text:style-name="T4">gabe 2d) enthalten? Sind sie in der Teilmenge des Datenuniversums enthalten, die durch </text:span><text:span text:style-name="T23">Shape</text:span><text:span text:style-name="T4"> beschrieben wird?</text:span></text:p>
        </text:list-item>
      </text:list>
      <text:section text:style-name="Sect2" text:name="Bereich5">
        <text:section text:style-name="Sect1" text:name="Bereich6">
          <text:list xml:id="list34308415" text:continue-list="list34301683" text:style-name="L1">
            <text:list-item>
              <text:list>
                <text:list-item text:start-value="1">
                  <text:p text:style-name="P17">42</text:p>
                </text:list-item>
                <text:list-item>
                  <text:p text:style-name="P17">-23</text:p>
                </text:list-item>
                <text:list-item>
                  <text:p text:style-name="P17"><text:span text:style-name="T24">‹</text:span>make-square 42<text:span text:style-name="T24">›</text:span></text:p>
                </text:list-item>
                <text:list-item>
                  <text:p text:style-name="P17"><text:span text:style-name="T24">‹</text:span>make-square -23<text:span text:style-name="T24">›</text:span></text:p>
                </text:list-item>
                <text:list-item>
                  <text:p text:style-name="P17"><text:span text:style-name="T24">‹</text:span>make-square<text:line-break/> <text:s text:c="3"/><text:span text:style-name="T24">‹</text:span>make-square 42<text:span text:style-name="T24">››</text:span></text:p>
                </text:list-item>
                <text:list-item>
                  <text:p text:style-name="P17"><text:span text:style-name="T24">‹</text:span>make-point 1 2<text:span text:style-name="T24">›</text:span></text:p>
                </text:list-item>
              </text:list>
            </text:list-item>
          </text:list>
        </text:section>
        <text:list xml:id="list34300827" text:continue-numbering="true" text:style-name="L1">
          <text:list-header>
            <text:p text:style-name="P15"><text:span text:style-name="T9">Tipp:</text:span> Siehe Abschnitt 8.11 im Skript.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Cambria1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mbria1" fo:font-size="10pt" fo:font-weight="normal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5-25T14:16:52.71</dc:date>
    <dc:creator>Tillmann Rendel</dc:creator>
    <meta:editing-duration>PT07H35M35S</meta:editing-duration>
    <meta:editing-cycles>15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0" meta:object-count="0" meta:page-count="1" meta:paragraph-count="36" meta:word-count="319" meta:character-count="1822"/>
  </office:meta>
</office:document-meta>
</file>